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in" fo:padding-left="0.0555in" fo:padding-bottom="0.0138in" fo:padding-right="0.0555in" style:shadow="non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border="0.0069in solid #000000" fo:padding-top="0in" fo:padding-left="0.0555in" fo:padding-bottom="0.0138in" fo:padding-right="0.0555in" style:shadow="none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border="0.0069in solid #000000" fo:padding-top="0in" fo:padding-left="0.0555in" fo:padding-bottom="0.0138in" fo:padding-right="0.0555in" style:shadow="none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9" style:parent-style-name="Normal" style:family="paragraph">
      <style:paragraph-properties fo:border="0.0069in solid #000000" fo:padding-top="0in" fo:padding-left="0.0555in" fo:padding-bottom="0.0138in" fo:padding-right="0.0555in" style:shadow="none"/>
    </style:style>
    <style:style style:name="T10" style:parent-style-name="DefaultParagraphFont" style:family="text">
      <style:text-properties style:font-name="Times New Roman" fo:font-size="12pt" style:font-size-asian="12pt" style:font-size-complex="12pt" fo:language="en" fo:country="GB"/>
    </style:style>
    <style:style style:name="P11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 fo:language="en" fo:country="GB"/>
    </style:style>
    <style:style style:name="P12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 fo:language="en" fo:country="GB"/>
    </style:style>
    <style:style style:name="P13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 fo:language="en" fo:country="GB"/>
    </style:style>
    <style:style style:name="P14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border="0.0069in solid #000000" fo:padding-top="0in" fo:padding-left="0.0555in" fo:padding-bottom="0.0138in" fo:padding-right="0.0555in" style:shadow="none"/>
    </style:style>
    <style:style style:name="T1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P18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border="0.0069in solid #000000" fo:padding-top="0in" fo:padding-left="0.0555in" fo:padding-bottom="0.0138in" fo:padding-right="0.0555in" style:shadow="none"/>
      <style:text-properties style:font-name="Times New Roman" fo:font-size="12pt" style:font-size-asian="12pt" style:font-size-complex="12pt"/>
    </style:style>
    <style:style style:name="P21" style:parent-style-name="Normal" style:family="paragraph">
      <style:paragraph-properties fo:border="0.0069in solid #000000" fo:padding-top="0in" fo:padding-left="0.0555in" fo:padding-bottom="0.0138in" fo:padding-right="0.0555in" style:shadow="none"/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tab/><text:tab/><text:tab/><text:tab/><text:tab/>User story<text:s/></text:p>
      <text:p text:style-name="P2"><text:span text:style-name="T3">Story <text:s/>1</text:span><text:span text:style-name="T4"><text:s text:c="2"/></text:span><text:span text:style-name="T5">Title</text:span><text:span text:style-name="T6">: Accepting Training Invitation<text:s/></text:span></text:p>
      <text:p text:style-name="P7"><text:span text:style-name="T8">Description:</text:span></text:p>
      <text:p text:style-name="P9"><text:span text:style-name="T10">As a [parent]</text:span></text:p>
      <text:p text:style-name="P11">I want to [accept the training invitation]</text:p>
      <text:p text:style-name="P12"/>
      <text:p text:style-name="P13">so that [my child to attend training sessions. Maintain football membership requirements]</text:p>
      <text:p text:style-name="P14"/>
      <text:p text:style-name="P15"><text:span text:style-name="T16">Acceptance Test</text:span><text:span text:style-name="T17">:<text:s/></text:span></text:p>
      <text:p text:style-name="P18">Enter Sideline, Login and Enter Home screen, Enter Notification Hub.<text:s/></text:p>
      <text:p text:style-name="P19">Click the Notification. Accept Invitation.</text:p>
      <text:p text:style-name="P20"/>
      <text:p text:style-name="P21"><text:span text:style-name="T22">Estimate</text:span><text:span text:style-name="T23">: round 1: <text:s/>3,5,2,5,5 <text:s text:c="2"/>round 2: <text:s text:c="2"/>5,5,5,5,5 <text:s/>Consensus 5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ara uzoma</meta:initial-creator>
    <dc:creator>amara uzoma</dc:creator>
    <meta:creation-date>2021-11-08T20:48:00Z</meta:creation-date>
    <dc:date>2021-11-08T20:48:00Z</dc:date>
    <meta:template xlink:href="Normal.dotm" xlink:type="simple"/>
    <meta:editing-cycles>2</meta:editing-cycles>
    <meta:editing-duration>PT60S</meta:editing-duration>
    <meta:document-statistic meta:page-count="1" meta:paragraph-count="1" meta:word-count="63" meta:character-count="425" meta:row-count="3" meta:non-whitespace-character-count="363"/>
  </office:meta>
</office:document-meta>
</file>